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style:style style:name="P1" style:parent-style-name="paragraph" style:master-page-name="MP0" style:family="paragraph">
      <style:paragraph-properties fo:break-before="page" style:vertical-align="baseline" fo:margin-top="0in" fo:margin-bottom="0in"/>
    </style:style>
    <style:style style:name="T2" style:parent-style-name="normaltextrun" style:family="text">
      <style:text-properties style:font-name="Arial" style:font-name-complex="Arial"/>
    </style:style>
    <style:style style:name="T3" style:parent-style-name="eop" style:family="text">
      <style:text-properties style:font-name="Arial" style:font-name-complex="Arial"/>
    </style:style>
    <style:style style:name="T4" style:parent-style-name="DefaultParagraphFont" style:family="text">
      <style:text-properties style:font-name="Segoe UI" style:font-name-complex="Segoe UI" fo:font-size="9pt" style:font-size-asian="9pt" style:font-size-complex="9pt"/>
    </style:style>
    <style:style style:name="T5" style:parent-style-name="DefaultParagraphFont" style:family="text">
      <style:text-properties style:font-name="Segoe UI" style:font-name-complex="Segoe UI" fo:font-size="9pt" style:font-size-asian="9pt" style:font-size-complex="9pt"/>
    </style:style>
    <style:style style:name="T6" style:parent-style-name="normaltextrun" style:family="text">
      <style:text-properties style:font-name="Arial" style:font-name-complex="Arial"/>
    </style:style>
    <style:style style:name="T7" style:parent-style-name="normaltextrun" style:family="text">
      <style:text-properties style:font-name="Arial" style:font-name-complex="Arial"/>
    </style:style>
    <style:style style:name="T8" style:parent-style-name="eop" style:family="text">
      <style:text-properties style:font-name="Arial" style:font-name-complex="Arial"/>
    </style:style>
    <style:style style:name="T9" style:parent-style-name="DefaultParagraphFont" style:family="text">
      <style:text-properties fo:font-style="italic" style:font-style-asian="italic" style:font-style-complex="italic"/>
    </style:style>
  </office:automatic-styles>
  <office:body>
    <office:text text:use-soft-page-breaks="true">
      <text:p text:style-name="P1"><text:span text:style-name="T2">Overview</text:span><text:span text:style-name="T3"> </text:span><text:span text:style-name="T4">-</text:span><text:span text:style-name="T5"><text:s/></text:span><text:span text:style-name="T6">A b</text:span><text:span text:style-name="T7">rief description of the system (is it a database, simulation, game using Avalonia graphics etc)</text:span><text:span text:style-name="T8"> </text:span></text:p>
      <text:p text:style-name="Normal"/>
      <text:p text:style-name="Normal"/>
      <text:p text:style-name="Normal">This project<text:s/>is a dungeon crawler game made with Avalonia graphics. A dungeon crawler is a genre of game characterised by a series of rooms with enemies<text:s/>that the player has to fight through in order to achieve some goal, such as a shop<text:s/>room for upgrades<text:s/>or a boss room which may reward a powerful item.<text:s/>I am using<text:s/>Avalonia, a cross platform WPF alternative,<text:s/>since WPF requires windows-specific system binaries to run and develop<text:s/>which are not accessible to me on Arch Linux.<text:s/>The game will involve the player<text:s/>traversing through procedurally generated rooms (formed from a tilesheet)<text:s/>and firing projectiles at enemies. When all enemies in a stage are defeated, the player will advance to a new procedurally generated room. The player may also encounter shop rooms, where they can<text:s/>acquire upgrades to make traversing the dungeon easier.<text:s/>In order to “win” a run, the player must defeat a strong enemy, known colloquially as a boss.<text:s/>In my game, the boss will have a special attack<text:s/>to add uniqueness to the fight.<text:s/>In order to make this experience more unique, my game will allow the player to start with an<text:s/><text:span text:style-name="T9">ability</text:span>, i.e. a powerful skill. Examples<text:s/>included below:</text:p>
      <text:p text:style-name="Normal">Example ability<text:s/>1:<text:s/>Shot of Justice</text:p>
      <text:p text:style-name="Normal">The player fires one homing projectile towards the enemy with the highest hitpoints on the screen. This projectile does double damage, can be intercepted by other enemies, and can be used once per room.</text:p>
      <text:p text:style-name="Normal">Example ability 2: Bulwark</text:p>
      <text:p text:style-name="Normal">The player creates a temporary shield around himself. This shield absorbs one hit from any enemy and refreshes once per minute.</text:p>
      <text:p text:style-name="Normal">Example ability 3: Sweeping Blade</text:p>
      <text:p text:style-name="Normal">The player creates an arc shaped slash in front of himself, damaging any enemies it touches. Replaces projectile attack but deals twice the damage. No cooldown.</text:p>
      <text:p text:style-name="Normal"/>
      <text:p text:style-name="Normal">If the player takes three hit points of damage, he “dies” and the game ends. The player is forced to exit the current run and either quit or restart.<text:s/></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aragraph" style:display-name="paragraph"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normaltextrun" style:display-name="normaltextrun" style:family="text" style:parent-style-name="DefaultParagraphFont"/>
    <style:style style:name="eop" style:display-name="eop"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tto Cooper</meta:initial-creator>
    <dc:creator>Otto Cooper</dc:creator>
    <meta:creation-date>2025-09-18T14:27:00Z</meta:creation-date>
    <dc:date>2025-09-18T14:27:00Z</dc:date>
    <meta:template xlink:href="Normal.dotm" xlink:type="simple"/>
    <meta:editing-cycles>19</meta:editing-cycles>
    <meta:editing-duration>PT0S</meta:editing-duration>
    <meta:document-statistic meta:page-count="1" meta:paragraph-count="4" meta:word-count="300" meta:character-count="2010" meta:row-count="14" meta:non-whitespace-character-count="1714"/>
  </office:meta>
</office:document-meta>
</file>